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3">
          <table:table-cell office:value-type="date" office:date-value="2010-11-29">
            <text:p>lun 2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Android e DB Asco Stage</text:p>
          </table:table-cell>
          <table:table-cell table:number-columns-repeated="1020"/>
        </table:table-row>
        <table:table-row table:style-name="ro3">
          <table:table-cell office:value-type="date" office:date-value="2010-11-30">
            <text:p>mar 30 nov 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esi/Formazione About User (2 ore)</text:p>
          </table:table-cell>
          <table:table-cell table:number-columns-repeated="1020"/>
        </table:table-row>
        <table:table-row table:style-name="ro3">
          <table:table-cell office:value-type="date" office:date-value="2010-12-01">
            <text:p>mer 1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</text:p>
          </table:table-cell>
          <table:table-cell table:number-columns-repeated="1020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03">
            <text:p>ven 3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6">
            <text:p>lun 6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7">
            <text:p>mar 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10">
            <text:p>ven 10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ormazione Pannello AboutYou (1ora)/formazione SRVREPO Elvio (2ore)/Office/domini 9net</text:p>
          </table:table-cell>
          <table:table-cell table:number-columns-repeated="1020"/>
        </table:table-row>
        <table:table-row table:style-name="ro3">
          <table:table-cell office:value-type="date" office:date-value="2010-12-13">
            <text:p>lun 13 dic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i/Trasferimento domini 9net/scrematura monitoring</text:p>
          </table:table-cell>
          <table:table-cell table:number-columns-repeated="1020"/>
        </table:table-row>
        <table:table-row table:style-name="ro3">
          <table:table-cell office:value-type="date" office:date-value="2010-12-14">
            <text:p>mar 14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crematura/domini 9net/tesi</text:p>
          </table:table-cell>
          <table:table-cell table:number-columns-repeated="1020"/>
        </table:table-row>
        <table:table-row table:style-name="ro3">
          <table:table-cell office:value-type="date" office:date-value="2010-12-15">
            <text:p>mer 15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/server bck/pulizia profili</text:p>
          </table:table-cell>
          <table:table-cell table:number-columns-repeated="1020"/>
        </table:table-row>
        <table:table-row table:style-name="ro3">
          <table:table-cell office:value-type="date" office:date-value="2010-12-16">
            <text:p>gio 16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pulizia profili/srvbck/tesi</text:p>
          </table:table-cell>
          <table:table-cell table:number-columns-repeated="1020"/>
        </table:table-row>
        <table:table-row table:style-name="ro3">
          <table:table-cell office:value-type="date" office:date-value="2010-12-17">
            <text:p>ven 1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ulizia profili/sistemazione portatili/office</text:p>
          </table:table-cell>
          <table:table-cell table:number-columns-repeated="1020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ulizia profili/solr/tesi</text:p>
          </table:table-cell>
          <table:table-cell table:number-columns-repeated="1020"/>
        </table:table-row>
        <table:table-row table:style-name="ro3">
          <table:table-cell office:value-type="date" office:date-value="2010-12-21">
            <text:p>mar 21 dic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ulizia profili/Solr/server</text:p>
          </table:table-cell>
          <table:table-cell table:number-columns-repeated="1020"/>
        </table:table-row>
        <table:table-row table:style-name="ro3">
          <table:table-cell office:value-type="date" office:date-value="2010-12-22">
            <text:p>mer 22 dic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Trasferimento dominio lampsnc.com/pulizia profili/solr</text:p>
          </table:table-cell>
          <table:table-cell table:number-columns-repeated="1020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olr</text:p>
          </table:table-cell>
          <table:table-cell table:number-columns-repeated="1020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03">
            <text:p>lun 3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ssa in produzione di readability/preparazione portatile per Luisa/assistenza mail a Lampsnc</text:p>
          </table:table-cell>
          <table:table-cell table:number-columns-repeated="1020"/>
        </table:table-row>
        <table:table-row table:style-name="ro3">
          <table:table-cell office:value-type="date" office:date-value="2011-01-04">
            <text:p>mar 4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tudio</text:p>
          </table:table-cell>
          <table:table-cell table:number-columns-repeated="1020"/>
        </table:table-row>
        <table:table-row table:style-name="ro3">
          <table:table-cell office:value-type="date" office:date-value="2011-01-05">
            <text:p>mer 5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/studio</text:p>
          </table:table-cell>
          <table:table-cell table:number-columns-repeated="1020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10">
            <text:p>lun 10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</text:p>
          </table:table-cell>
          <table:table-cell table:number-columns-repeated="1020"/>
        </table:table-row>
        <table:table-row table:style-name="ro3">
          <table:table-cell office:value-type="date" office:date-value="2011-01-11">
            <text:p>mar 11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</text:p>
          </table:table-cell>
          <table:table-cell table:number-columns-repeated="1020"/>
        </table:table-row>
        <table:table-row table:style-name="ro3">
          <table:table-cell office:value-type="date" office:date-value="2011-01-12">
            <text:p>mer 12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</text:p>
          </table:table-cell>
          <table:table-cell table:number-columns-repeated="1020"/>
        </table:table-row>
        <table:table-row table:style-name="ro3">
          <table:table-cell office:value-type="date" office:date-value="2011-01-13">
            <text:p>gio 13 gen 11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ealizzazzione progrmma in PHP per controllo backup</text:p>
          </table:table-cell>
          <table:table-cell table:number-columns-repeated="1020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mplementazione dello scraper zoover.it/Realizzazzione progrmma in PHP per controllo backup</text:p>
          </table:table-cell>
          <table:table-cell table:number-columns-repeated="1020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4">
          <table:table-cell office:value-type="date" office:date-value="2011-01-24">
            <text:p>lun 24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</text:p>
          </table:table-cell>
          <table:table-cell table:number-columns-repeated="1020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65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4">24/01/2011</text:date>, <text:time>15.15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1-01-24T15:15:07</dc:date>
    <meta:editing-duration>PT96H45M02S</meta:editing-duration>
    <meta:editing-cycles>49</meta:editing-cycles>
    <meta:generator>OpenOffice.org/3.2$Linux OpenOffice.org_project/320m12$Build-9483</meta:generator>
    <dc:creator>andrea </dc:creator>
    <meta:document-statistic meta:table-count="3" meta:cell-count="334" meta:object-count="0"/>
  </office:meta>
</office:document-meta>
</file>